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4.5118in"/>
    </style:style>
    <style:style style:name="co4" style:family="table-column">
      <style:table-column-properties fo:break-before="auto" style:column-width="0.7209in"/>
    </style:style>
    <style:style style:name="co6" style:family="table-column">
      <style:table-column-properties fo:break-before="auto" style:column-width="8.5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4" style:family="table-cell" style:parent-style-name="Default">
      <style:table-cell-properties style:text-align-source="value-type" style:repeat-content="false" style:vertical-align="middle"/>
    </style:style>
    <style:style style:name="ce5" style:family="table-cell" style:parent-style-name="Default">
      <style:table-cell-properties style:text-align-source="value-type" style:repeat-content="fals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ext-properties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style:vertical-align="middle"/>
      <style:text-properties style:font-name="Consolas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8" style:family="table-cell" style:parent-style-name="Default">
      <style:text-properties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Consolas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008080" style:font-name="Consolas" fo:font-size="9.5pt" style:font-name-asian="Consolas" style:font-size-asian="9.5pt" style:font-name-complex="Consolas" style:font-size-complex="5.40000009536743pt"/>
    </style:style>
    <style:style style:name="T4" style:family="text">
      <style:text-properties fo:color="#808080" style:font-name="Consolas" fo:font-size="9.5pt" style:font-name-asian="Consolas" style:font-size-asian="9.5pt" style:font-name-complex="Consolas" style:font-size-complex="5.40000009536743pt"/>
    </style:style>
    <style:style style:name="T5" style:family="text">
      <style:text-properties fo:color="#ff0000" style:font-name="Consolas" fo:font-size="9.5pt" style:font-name-asian="Consolas" style:font-size-asian="9.5pt" style:font-name-complex="Consolas" style:font-size-complex="5.40000009536743pt"/>
    </style:style>
    <style:style style:name="T6" style:family="text">
      <style:text-properties fo:color="#ff00ff" style:font-name="Consolas" fo:font-size="9.5pt" style:font-name-asian="Consolas" style:font-size-asian="9.5pt" style:font-name-complex="Consolas" style:font-size-complex="5.40000009536743pt"/>
    </style:style>
    <style:style style:name="T7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6" table:default-cell-style-name="ce4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Exercise 1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Question number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Version</text:p>
          </table:table-cell>
          <table:table-cell table:style-name="ce5" office:value-type="string">
            <text:p>Query</text:p>
          </table:table-cell>
          <table:table-cell table:style-name="ce1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 query to Get a List of Employee who have a one part name</text:p>
          </table:table-cell>
          <table:table-cell/>
          <table:table-cell table:style-name="ce6" office:value-type="string">
            <text:p><text:span text:style-name="T1">Select</text:span><text:span text:style-name="T2"> </text:span><text:span text:style-name="T3">Name</text:span><text:span text:style-name="T2"> </text:span><text:span text:style-name="T1">from</text:span><text:span text:style-name="T2"> </text:span><text:span text:style-name="T3">tblEmployees</text:span><text:span text:style-name="T2"> </text:span><text:span text:style-name="T1">where</text:span><text:span text:style-name="T2"> </text:span><text:span text:style-name="T3">Name</text:span><text:span text:style-name="T2"> </text:span><text:span text:style-name="T4">not</text:span><text:span text:style-name="T2"> </text:span><text:span text:style-name="T4">like</text:span><text:span text:style-name="T2"> </text:span><text:span text:style-name="T5">'% %'</text:span><text:span text:style-name="T2"> </text:span><text:span text:style-name="T4">and</text:span><text:span text:style-name="T2"> </text:span><text:span text:style-name="T3">Name</text:span><text:span text:style-name="T2"> </text:span><text:span text:style-name="T4">not</text:span><text:span text:style-name="T2"> </text:span><text:span text:style-name="T4">like</text:span><text:span text:style-name="T2"> </text:span><text:span text:style-name="T5">'%.%'</text:span><text:span text:style-name="T4">;</text:span>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rite a query to Get a List of Employee who have a three part name</text:p>
          </table:table-cell>
          <table:table-cell/>
          <table:table-cell office:value-type="string">
            <text:p>select Customername from Customers where CustomerName like '% % %' And customerName not like '% % % %'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rite a query to get a list of Employee who have a First Middle Or last </text:p>
            <text:p>Name as Ram, and not any thing else</text:p>
          </table:table-cell>
          <table:table-cell/>
          <table:table-cell office:value-type="string">
            <text:p>Select * from Employee where EmployeeName like 'Ram';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rite a query which gives employee types in the organization.</text:p>
          </table:table-cell>
          <table:table-cell/>
          <table:table-cell table:style-name="ce7" office:value-type="string">
            <text:p><text:span text:style-name="T1">Select</text:span><text:span text:style-name="T2"> </text:span><text:span text:style-name="T1">distinct</text:span><text:span text:style-name="T2"> </text:span><text:span text:style-name="T3">DesignationCode</text:span><text:span text:style-name="T2"> </text:span><text:span text:style-name="T1">from</text:span><text:span text:style-name="T2"> </text:span><text:span text:style-name="T3">tblEmployees</text:span><text:span text:style-name="T2"> </text:span><text:span text:style-name="T1">order</text:span><text:span text:style-name="T2"> </text:span><text:span text:style-name="T1">by</text:span><text:span text:style-name="T2"> </text:span><text:span text:style-name="T3">DesignationCode</text:span><text:span text:style-name="T2"> </text:span><text:span text:style-name="T1">asc</text:span><text:span text:style-name="T2"> <text:s/></text:span>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rite a query which returns Name, FatherName, DOB of employees </text:p>
            <text:p>Whose PresentBasic i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. Greater than 30000.</text:p>
          </table:table-cell>
          <table:table-cell/>
          <table:table-cell table:style-name="ce6" office:value-type="string">
            <text:p><text:span text:style-name="T1">Select</text:span><text:span text:style-name="T2"> </text:span><text:span text:style-name="T3">Name</text:span><text:span text:style-name="T4">,</text:span><text:span text:style-name="T2"> </text:span><text:span text:style-name="T3">FatherName</text:span><text:span text:style-name="T4">,</text:span><text:span text:style-name="T2"> </text:span><text:span text:style-name="T3">DOB</text:span><text:span text:style-name="T2"> </text:span><text:span text:style-name="T4">,</text:span><text:span text:style-name="T3">PresentBasic</text:span><text:span text:style-name="T2"> </text:span><text:span text:style-name="T1">from</text:span><text:span text:style-name="T2"> </text:span><text:span text:style-name="T3">tblEmployees</text:span><text:span text:style-name="T2"> </text:span><text:span text:style-name="T1">where</text:span><text:span text:style-name="T2"> </text:span><text:span text:style-name="T3">PresentBasic</text:span><text:span text:style-name="T2"> </text:span><text:span text:style-name="T4">&gt;</text:span><text:span text:style-name="T2"> 30000</text:span><text:span text:style-name="T4">;</text:span>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i. Less than 3000.</text:p>
          </table:table-cell>
          <table:table-cell/>
          <table:table-cell table:style-name="ce7" office:value-type="string">
            <text:p><text:span text:style-name="T1">Select</text:span><text:span text:style-name="T2"> </text:span><text:span text:style-name="T3">Name</text:span><text:span text:style-name="T4">,</text:span><text:span text:style-name="T2"> </text:span><text:span text:style-name="T3">FatherName</text:span><text:span text:style-name="T4">,</text:span><text:span text:style-name="T2"> </text:span><text:span text:style-name="T3">DOB</text:span><text:span text:style-name="T4">,</text:span><text:span text:style-name="T2"> </text:span><text:span text:style-name="T3">PresentBasic</text:span><text:span text:style-name="T2"> </text:span><text:span text:style-name="T1">from</text:span><text:span text:style-name="T2"> </text:span><text:span text:style-name="T3">tblEmployees</text:span><text:span text:style-name="T2"> <text:s/></text:span><text:span text:style-name="T1">where</text:span><text:span text:style-name="T2"> </text:span><text:span text:style-name="T3">PresentBasic</text:span><text:span text:style-name="T2"> <text:s/></text:span><text:span text:style-name="T4">&lt;</text:span><text:span text:style-name="T2"> 3000</text:span><text:span text:style-name="T4">;</text:span>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ii. Between 3000 and 5000. (Note:Assume 1 as least unit in currency).</text:p>
          </table:table-cell>
          <table:table-cell/>
          <table:table-cell table:style-name="ce7" office:value-type="string">
            <text:p><text:span text:style-name="T1">Select</text:span><text:span text:style-name="T2"> </text:span><text:span text:style-name="T3">Name</text:span><text:span text:style-name="T4">,</text:span><text:span text:style-name="T2"> </text:span><text:span text:style-name="T3">FatherName</text:span><text:span text:style-name="T4">,</text:span><text:span text:style-name="T2"> </text:span><text:span text:style-name="T3">DOB</text:span><text:span text:style-name="T4">,</text:span><text:span text:style-name="T2"> </text:span><text:span text:style-name="T3">PresentBasic</text:span><text:span text:style-name="T2"> </text:span><text:span text:style-name="T1">from</text:span><text:span text:style-name="T2"> </text:span><text:span text:style-name="T3">tblEmployees</text:span><text:span text:style-name="T2"> </text:span><text:span text:style-name="T1">where</text:span><text:span text:style-name="T2"> </text:span><text:span text:style-name="T3">PresentBasic</text:span><text:span text:style-name="T2"> </text:span><text:span text:style-name="T4">&gt;</text:span><text:span text:style-name="T2"> 3000 </text:span><text:span text:style-name="T4">and</text:span><text:span text:style-name="T2"> </text:span><text:span text:style-name="T3">PresentBasic</text:span><text:span text:style-name="T2"> </text:span><text:span text:style-name="T4">&lt;</text:span><text:span text:style-name="T2"> 5000</text:span><text:span text:style-name="T4">;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rite a query which returns All the details of employees whose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. Ends with 'KHAN'</text:p>
          </table:table-cell>
          <table:table-cell/>
          <table:table-cell table:style-name="ce6" office:value-type="string">
            <text:p><text:span text:style-name="T1">Select</text:span><text:span text:style-name="T2"> <text:s/></text:span><text:span text:style-name="T3">Name</text:span><text:span text:style-name="T2"> </text:span><text:span text:style-name="T1">from</text:span><text:span text:style-name="T2"> </text:span><text:span text:style-name="T3">tblEmployees</text:span><text:span text:style-name="T2"> <text:s/></text:span><text:span text:style-name="T1">where</text:span><text:span text:style-name="T2"> </text:span><text:span text:style-name="T3">Name</text:span><text:span text:style-name="T2"> </text:span><text:span text:style-name="T4">like</text:span><text:span text:style-name="T2"> </text:span><text:span text:style-name="T5">'%KHAN'</text:span><text:span text:style-name="T4">;</text:span>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i. Starts with 'CHANDRA'</text:p>
          </table:table-cell>
          <table:table-cell/>
          <table:table-cell table:style-name="ce6" office:value-type="string">
            <text:p><text:span text:style-name="T1">Select</text:span><text:span text:style-name="T2"> </text:span><text:span text:style-name="T3">Name</text:span><text:span text:style-name="T2"> </text:span><text:span text:style-name="T1">from</text:span><text:span text:style-name="T2"> </text:span><text:span text:style-name="T3">tblEmployees</text:span><text:span text:style-name="T2"> </text:span><text:span text:style-name="T1">where</text:span><text:span text:style-name="T2"> </text:span><text:span text:style-name="T3">Name</text:span><text:span text:style-name="T2"> </text:span><text:span text:style-name="T4">like</text:span><text:span text:style-name="T2"> </text:span><text:span text:style-name="T5">'CHANDRA%'</text:span>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ii. Is 'RAMESH' and their initial will be in the rage of alphabets a-t.</text:p>
          </table:table-cell>
          <table:table-cell/>
          <table:table-cell table:style-name="ce6" office:value-type="string">
            <text:p><text:span text:style-name="T1">Select</text:span><text:span text:style-name="T2"> </text:span><text:span text:style-name="T3">name</text:span><text:span text:style-name="T2"> </text:span><text:span text:style-name="T1">from</text:span><text:span text:style-name="T2"> </text:span><text:span text:style-name="T3">tblEmployees</text:span><text:span text:style-name="T2"> </text:span><text:span text:style-name="T1">where</text:span><text:span text:style-name="T2"> </text:span><text:span text:style-name="T3">Name</text:span><text:span text:style-name="T2"> </text:span><text:span text:style-name="T4">like</text:span><text:span text:style-name="T2"> </text:span><text:span text:style-name="T5">'[a-t].Ramesh'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rite a Query to get all employews where reminder of employee </text:p>
            <text:p>Number by 10 is a power of two</text:p>
          </table:table-cell>
          <table:table-cell/>
          <table:table-cell table:style-name="ce6" office:value-type="string">
            <text:p><text:span text:style-name="T1">Select</text:span><text:span text:style-name="T2"> </text:span><text:span text:style-name="T3">Name</text:span><text:span text:style-name="T4">,</text:span><text:span text:style-name="T2"> </text:span><text:span text:style-name="T3">EmployeeNumber</text:span><text:span text:style-name="T2"> </text:span><text:span text:style-name="T1">from</text:span><text:span text:style-name="T2"> </text:span><text:span text:style-name="T3">tblEmployees</text:span><text:span text:style-name="T2"> </text:span><text:span text:style-name="T1">where</text:span><text:span text:style-name="T2"> </text:span><text:span text:style-name="T3">EmployeeNumber</text:span><text:span text:style-name="T4">%</text:span><text:span text:style-name="T2">10 </text:span><text:span text:style-name="T4">in</text:span><text:span text:style-name="T1"> </text:span><text:span text:style-name="T4">(</text:span><text:span text:style-name="T2">0</text:span><text:span text:style-name="T4">,</text:span><text:span text:style-name="T2">2</text:span><text:span text:style-name="T4">,</text:span><text:span text:style-name="T2">4</text:span><text:span text:style-name="T4">,</text:span><text:span text:style-name="T2">8</text:span><text:span text:style-name="T4">)</text:span>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rite a query to get all employees sorted by Service Type and Name </text:p>
            <text:p>With in a given Center</text:p>
          </table:table-cell>
          <table:table-cell/>
          <table:table-cell table:style-name="ce8" office:value-type="string">
            <text:p><text:span text:style-name="T1">Select</text:span><text:span text:style-name="T2"> </text:span><text:span text:style-name="T3">Name</text:span><text:span text:style-name="T4">,</text:span><text:span text:style-name="T3">ServiceType</text:span><text:span text:style-name="T2"> </text:span><text:span text:style-name="T1">from</text:span><text:span text:style-name="T2"> </text:span><text:span text:style-name="T3">tblEmployees</text:span><text:span text:style-name="T2"> </text:span><text:span text:style-name="T1">where</text:span><text:span text:style-name="T2"> </text:span><text:span text:style-name="T3">CentreCode</text:span><text:span text:style-name="T2"> </text:span><text:span text:style-name="T4">=</text:span><text:span text:style-name="T1"> </text:span><text:span text:style-name="T4">(</text:span><text:span text:style-name="T1">select</text:span><text:span text:style-name="T2"> </text:span><text:span text:style-name="T3">CentreCode</text:span><text:span text:style-name="T2"> </text:span><text:span text:style-name="T1">from</text:span><text:span text:style-name="T2"> </text:span><text:span text:style-name="T3">tblCentreMaster</text:span><text:span text:style-name="T2"> </text:span><text:span text:style-name="T1">where</text:span><text:span text:style-name="T2"> </text:span></text:p>
            <text:p><text:span text:style-name="T3">CentreName</text:span><text:span text:style-name="T2"> </text:span><text:span text:style-name="T4">=</text:span><text:span text:style-name="T2"> </text:span><text:span text:style-name="T5">'HYDERABAD'</text:span><text:span text:style-name="T4">)</text:span><text:span text:style-name="T2"> </text:span><text:span text:style-name="T1">order</text:span><text:span text:style-name="T2"> </text:span><text:span text:style-name="T1">by</text:span><text:span text:style-name="T2"> </text:span><text:span text:style-name="T3">ServiceType</text:span><text:span text:style-name="T4">,</text:span><text:span text:style-name="T2"> </text:span><text:span text:style-name="T3">Name</text:span>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Exercise 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te a query to find the all the names which are similar in pronouncing</text:p>
            <text:p><text:s/>As suresh, sort the result in the order of similarity</text:p>
          </table:table-cell>
          <table:table-cell/>
          <table:table-cell table:style-name="ce8" office:value-type="string">
            <text:p><text:span text:style-name="T1">select</text:span><text:span text:style-name="T2"> </text:span><text:span text:style-name="T3">Name</text:span><text:span text:style-name="T2"> </text:span><text:span text:style-name="T1">from</text:span><text:span text:style-name="T2"> </text:span><text:span text:style-name="T3">tblEmployees</text:span><text:span text:style-name="T2"> </text:span><text:span text:style-name="T1">where</text:span><text:span text:style-name="T2"> </text:span><text:span text:style-name="T3">Name</text:span><text:span text:style-name="T2"> </text:span><text:span text:style-name="T4">like</text:span><text:span text:style-name="T2"> </text:span><text:span text:style-name="T5">'%esh'</text:span><text:span text:style-name="T2"> and name </text:span></text:p>
            <text:p><text:span text:style-name="T2">Like 'sur%'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play all names from tblemployees append with INDIAN at the end </text:p>
            <text:p>Without using Concatenation</text:p>
          </table:table-cell>
          <table:table-cell/>
          <table:table-cell table:style-name="ce6" office:value-type="string">
            <text:p><text:span text:style-name="T1">select</text:span><text:span text:style-name="T2"> </text:span><text:span text:style-name="T3">Name</text:span><text:span text:style-name="T2"> </text:span><text:span text:style-name="T4">+</text:span><text:span text:style-name="T5">' INDIAN'</text:span><text:span text:style-name="T2"> </text:span><text:span text:style-name="T1">from</text:span><text:span text:style-name="T2"> </text:span><text:span text:style-name="T3">tblEmployee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isplay all the names from tblemployees , replace all matches of </text:p>
            <text:p>Ram with Shyam, Shyam with Beam, Abdul with Subbul</text:p>
          </table:table-cell>
          <table:table-cell/>
          <table:table-cell table:style-name="ce8" office:value-type="string">
            <text:p><text:span text:style-name="T1">SELECT</text:span><text:span text:style-name="T2"> </text:span><text:span text:style-name="T6">REPLACE</text:span><text:span text:style-name="T4">(</text:span><text:span text:style-name="T3">Name</text:span><text:span text:style-name="T4">,</text:span><text:span text:style-name="T5">'Ram'</text:span><text:span text:style-name="T4">,</text:span><text:span text:style-name="T2"> </text:span><text:span text:style-name="T5">'Shyam'</text:span><text:span text:style-name="T4">),</text:span><text:span text:style-name="T2"> </text:span><text:span text:style-name="T6">REPLACE</text:span><text:span text:style-name="T4">(</text:span><text:span text:style-name="T3">Name</text:span><text:span text:style-name="T4">,</text:span><text:span text:style-name="T5">'Shyam'</text:span><text:span text:style-name="T4">,</text:span><text:span text:style-name="T5">'Beam'</text:span><text:span text:style-name="T4">),</text:span><text:span text:style-name="T2"> </text:span><text:span text:style-name="T6">REPLACE</text:span><text:span text:style-name="T4">(</text:span><text:span text:style-name="T3">Name</text:span><text:span text:style-name="T4">,</text:span><text:span text:style-name="T5">'Abdul'</text:span><text:span text:style-name="T4">,</text:span><text:span text:style-name="T2"> </text:span><text:span text:style-name="T5">'Subbul'</text:span><text:span text:style-name="T4">)</text:span><text:span text:style-name="T2"> </text:span><text:span text:style-name="T3">Name</text:span><text:span text:style-name="T2"> </text:span><text:span text:style-name="T1">FROM</text:span><text:span text:style-name="T2"> </text:span></text:p>
            <text:p><text:span text:style-name="T2">TblEmployee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rite a query to update the age of all employees.</text:p>
          </table:table-cell>
          <table:table-cell/>
          <table:table-cell office:value-type="string">
            <text:p>update age = value from tblEmployees where &lt;condition&g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Write a query to get Total Present basic for all departments in all </text:p>
            <text:p>locations where total Present basic is greater than 30000, data should </text:p>
            <text:p>Be sorted by department</text:p>
          </table:table-cell>
          <table:table-cell/>
          <table:table-cell table:style-name="ce8" office:value-type="string">
            <text:p><text:span text:style-name="T1">select</text:span><text:span text:style-name="T2"> </text:span><text:span text:style-name="T3">DepartmentCode</text:span><text:span text:style-name="T4">,</text:span><text:span text:style-name="T2"> </text:span><text:span text:style-name="T3">e</text:span><text:span text:style-name="T4">.</text:span><text:span text:style-name="T3">LocationCode</text:span><text:span text:style-name="T4">,</text:span><text:span text:style-name="T3">l</text:span><text:span text:style-name="T4">.</text:span><text:span text:style-name="T3">LocTypeName</text:span><text:span text:style-name="T4">,</text:span><text:span text:style-name="T6">sum</text:span><text:span text:style-name="T4">(</text:span><text:span text:style-name="T3">PresentBasic</text:span><text:span text:style-name="T4">)</text:span><text:span text:style-name="T2"> </text:span><text:span text:style-name="T1">from</text:span><text:span text:style-name="T2"> </text:span><text:span text:style-name="T3">tblEmployees</text:span><text:span text:style-name="T2"> </text:span><text:span text:style-name="T3">e</text:span><text:span text:style-name="T4">,</text:span><text:span text:style-name="T3">tblLocations</text:span><text:span text:style-name="T2"> </text:span><text:span text:style-name="T3">l</text:span><text:span text:style-name="T2"> </text:span></text:p>
            <text:p><text:span text:style-name="T1">Group</text:span><text:span text:style-name="T2"> </text:span><text:span text:style-name="T1">by</text:span><text:span text:style-name="T2"> </text:span><text:span text:style-name="T3">DepartmentCode</text:span><text:span text:style-name="T4">,</text:span><text:span text:style-name="T3">e</text:span><text:span text:style-name="T4">.</text:span><text:span text:style-name="T3">LocationCode</text:span><text:span text:style-name="T4">,</text:span><text:span text:style-name="T3">l</text:span><text:span text:style-name="T4">.</text:span><text:span text:style-name="T3">LocTypeName</text:span><text:span text:style-name="T2"> </text:span><text:span text:style-name="T1">having</text:span><text:span text:style-name="T2"> </text:span><text:span text:style-name="T6">Sum</text:span><text:span text:style-name="T4">(</text:span><text:span text:style-name="T3">PresentBasic</text:span><text:span text:style-name="T4">)</text:span><text:span text:style-name="T2"> </text:span><text:span text:style-name="T4">&gt;</text:span><text:span text:style-name="T2"> 30000 </text:span><text:span text:style-name="T1">order</text:span><text:span text:style-name="T2"> </text:span><text:span text:style-name="T1">by</text:span><text:span text:style-name="T2"> </text:span><text:span text:style-name="T3">DepartmentCod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write a query to Get Max , Min and Average age of employees, service </text:p>
            <text:p>of employees by service Type , Service Status for each Centre (display </text:p>
            <text:p>In years and Months)</text:p>
          </table:table-cell>
          <table:table-cell/>
          <table:table-cell table:style-name="ce8" office:value-type="string">
            <text:p><text:span text:style-name="T1">select</text:span><text:span text:style-name="T2"> </text:span><text:span text:style-name="T6">min</text:span><text:span text:style-name="T4">(</text:span><text:span text:style-name="T3">age</text:span><text:span text:style-name="T4">)</text:span><text:span text:style-name="T2"> </text:span><text:span text:style-name="T3">minAge</text:span><text:span text:style-name="T4">,</text:span><text:span text:style-name="T6">Max</text:span><text:span text:style-name="T4">(</text:span><text:span text:style-name="T3">age</text:span><text:span text:style-name="T4">)</text:span><text:span text:style-name="T2"> </text:span><text:span text:style-name="T3">maxAge</text:span><text:span text:style-name="T4">,</text:span><text:span text:style-name="T6">avg</text:span><text:span text:style-name="T4">(</text:span><text:span text:style-name="T3">age</text:span><text:span text:style-name="T4">)</text:span><text:span text:style-name="T2"> </text:span><text:span text:style-name="T3">avgAge </text:span><text:span text:style-name="T1">from</text:span><text:span text:style-name="T7"> </text:span><text:span text:style-name="T3">tblEmployees</text:span></text:p>
            <text:p><text:span text:style-name="T1">select</text:span><text:span text:style-name="T7"> </text:span><text:span text:style-name="T1">DISTINCT</text:span><text:span text:style-name="T7"> </text:span><text:span text:style-name="T3">e</text:span><text:span text:style-name="T4">.</text:span><text:span text:style-name="T3">serviceType</text:span><text:span text:style-name="T4">,</text:span><text:span text:style-name="T3">s</text:span><text:span text:style-name="T4">.</text:span><text:span text:style-name="T1">Description from</text:span><text:span text:style-name="T7"> </text:span><text:span text:style-name="T3">tblEmployees</text:span><text:span text:style-name="T7"> </text:span><text:span text:style-name="T3">e</text:span><text:span text:style-name="T7"> </text:span><text:span text:style-name="T4">,</text:span><text:span text:style-name="T3">tblServiceTypes</text:span><text:span text:style-name="T7"> </text:span><text:span text:style-name="T3">s</text:span><text:span text:style-name="T7"> </text:span><text:span text:style-name="T1">order</text:span><text:span text:style-name="T7"> </text:span><text:span text:style-name="T1">by</text:span><text:span text:style-name="T7"> </text:span><text:span text:style-name="T3">ServiceType</text:span></text:p>
            <text:p><text:span text:style-name="T1">select</text:span><text:span text:style-name="T7"> </text:span><text:span text:style-name="T1">DISTINCT</text:span><text:span text:style-name="T7"> </text:span><text:span text:style-name="T3">e</text:span><text:span text:style-name="T4">.</text:span><text:span text:style-name="T3">serviceStatus</text:span><text:span text:style-name="T4">,</text:span><text:span text:style-name="T3">s</text:span><text:span text:style-name="T4">.</text:span><text:span text:style-name="T1">Description from</text:span><text:span text:style-name="T7"> </text:span><text:span text:style-name="T3">tblEmployees</text:span><text:span text:style-name="T7"> </text:span><text:span text:style-name="T3">e</text:span><text:span text:style-name="T7"> </text:span><text:span text:style-name="T4">,</text:span><text:span text:style-name="T3">tblServiceStatus</text:span><text:span text:style-name="T7"> </text:span><text:span text:style-name="T3">s</text:span><text:span text:style-name="T7"> </text:span><text:span text:style-name="T1">order</text:span><text:span text:style-name="T7"> </text:span><text:span text:style-name="T1">by</text:span><text:span text:style-name="T7"> </text:span><text:span text:style-name="T3">ServiceStatu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Select all departments in all locations where Total Salary of a </text:p>
            <text:p>Department is Greater than thrice the Average Salary for the department</text:p>
          </table:table-cell>
          <table:table-cell/>
          <table:table-cell table:style-name="ce9" office:value-type="string">
            <text:p><text:span text:style-name="T1">select</text:span><text:span text:style-name="T2"> </text:span><text:span text:style-name="T3">LocationCode</text:span><text:span text:style-name="T4">,</text:span><text:span text:style-name="T3">DepartmentCode</text:span><text:span text:style-name="T4">,</text:span><text:span text:style-name="T2"> </text:span><text:span text:style-name="T6">avg</text:span><text:span text:style-name="T4">(</text:span><text:span text:style-name="T3">PresentBasic</text:span><text:span text:style-name="T4">)</text:span><text:span text:style-name="T2"> </text:span><text:span text:style-name="T6">avg</text:span><text:span text:style-name="T4">,</text:span><text:span text:style-name="T6">sum</text:span><text:span text:style-name="T4">(</text:span><text:span text:style-name="T3">PresentBasic</text:span><text:span text:style-name="T4">)</text:span><text:span text:style-name="T2"> </text:span><text:span text:style-name="T1">as</text:span><text:span text:style-name="T2"> </text:span><text:span text:style-name="T6">sum</text:span><text:span text:style-name="T2"> </text:span><text:span text:style-name="T1">from</text:span><text:span text:style-name="T2"> </text:span><text:span text:style-name="T3">tblEmployees</text:span><text:span text:style-name="T2"> </text:span><text:span text:style-name="T1">group</text:span><text:span text:style-name="T2"> </text:span><text:span text:style-name="T1">by</text:span><text:span text:style-name="T2"> </text:span></text:p>
            <text:p><text:span text:style-name="T3">Locationcode</text:span><text:span text:style-name="T4">,</text:span><text:span text:style-name="T3">DepartmentCode</text:span><text:span text:style-name="T2"> </text:span><text:span text:style-name="T1">having</text:span><text:span text:style-name="T2"> </text:span><text:span text:style-name="T6">sum</text:span><text:span text:style-name="T4">(</text:span><text:span text:style-name="T3">PresentBasic</text:span><text:span text:style-name="T4">)&gt;</text:span><text:span text:style-name="T2">3</text:span><text:span text:style-name="T4">*</text:span><text:span text:style-name="T6">avg</text:span><text:span text:style-name="T4">(</text:span><text:span text:style-name="T3">PresentBasic</text:span><text:span text:style-name="T4">)</text:span>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ce9"/>
          <table:table-cell table:number-columns-repeated="1020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Select all departments in all locations where Total Salary of a </text:p>
            <text:p>Department is Greater than twice the Average Salary for the </text:p>
            <text:p>Department. And max basic for the department is at least thrice the </text:p>
            <text:p>Min basic for the department</text:p>
          </table:table-cell>
          <table:table-cell/>
          <table:table-cell table:style-name="ce8" office:value-type="string">
            <text:p><text:span text:style-name="T1">select</text:span><text:span text:style-name="T2"> </text:span><text:span text:style-name="T3">LocationCode</text:span><text:span text:style-name="T4">,</text:span><text:span text:style-name="T3">DepartmentCode</text:span><text:span text:style-name="T4">,</text:span><text:span text:style-name="T2"> </text:span><text:span text:style-name="T6">avg</text:span><text:span text:style-name="T4">(</text:span><text:span text:style-name="T3">PresentBasic</text:span><text:span text:style-name="T4">)</text:span><text:span text:style-name="T2"> </text:span><text:span text:style-name="T6">avg</text:span><text:span text:style-name="T4">,</text:span><text:span text:style-name="T6">sum</text:span><text:span text:style-name="T4">(</text:span><text:span text:style-name="T3">PresentBasic</text:span><text:span text:style-name="T4">)</text:span><text:span text:style-name="T2"> </text:span><text:span text:style-name="T6">sum</text:span><text:span text:style-name="T4">,</text:span></text:p>
            <text:p><text:span text:style-name="T6">Max</text:span><text:span text:style-name="T4">(</text:span><text:span text:style-name="T3">PresentBasic</text:span><text:span text:style-name="T4">)</text:span><text:span text:style-name="T2"> </text:span><text:span text:style-name="T3">Maximum</text:span><text:span text:style-name="T4">,</text:span><text:span text:style-name="T6">min</text:span><text:span text:style-name="T4">(</text:span><text:span text:style-name="T3">presentBasic</text:span><text:span text:style-name="T4">)</text:span><text:span text:style-name="T2"> </text:span><text:span text:style-name="T3">minimum</text:span><text:span text:style-name="T2"> </text:span></text:p>
            <text:p><text:span text:style-name="T1">from</text:span><text:span text:style-name="T7"> </text:span><text:span text:style-name="T3">tblEmployees</text:span><text:span text:style-name="T7"> </text:span><text:span text:style-name="T1">group</text:span><text:span text:style-name="T7"> </text:span><text:span text:style-name="T1">by</text:span><text:span text:style-name="T7"> </text:span><text:span text:style-name="T3">Locationcode</text:span><text:span text:style-name="T4">,</text:span><text:span text:style-name="T3">DepartmentCode</text:span><text:span text:style-name="T7"> </text:span><text:span text:style-name="T1">having</text:span><text:span text:style-name="T7"> </text:span><text:span text:style-name="T6">sum</text:span><text:span text:style-name="T4">(</text:span><text:span text:style-name="T3">PresentBasic</text:span><text:span text:style-name="T4">)&gt;</text:span><text:span text:style-name="T7">2</text:span><text:span text:style-name="T4">*</text:span><text:span text:style-name="T6">avg</text:span><text:span text:style-name="T4">(</text:span><text:span text:style-name="T3">PresentBasic</text:span><text:span text:style-name="T4">)</text:span><text:span text:style-name="T7"> </text:span></text:p>
            <text:p><text:span text:style-name="T4">And</text:span><text:span text:style-name="T7"> </text:span><text:span text:style-name="T6">Max</text:span><text:span text:style-name="T4">(</text:span><text:span text:style-name="T3">PresentBasic</text:span><text:span text:style-name="T4">)&gt;</text:span><text:span text:style-name="T7">3</text:span><text:span text:style-name="T4">*</text:span><text:span text:style-name="T6">min</text:span><text:span text:style-name="T4">(</text:span><text:span text:style-name="T3">presentBasic</text:span><text:span text:style-name="T4">)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Default" office:value-type="string">
            <text:p>Select all the centers where max Length of the employee name is </text:p>
            <text:p>Twice the min length of the employee name</text:p>
          </table:table-cell>
          <table:table-cell/>
          <table:table-cell table:style-name="ce9" office:value-type="string">
            <text:p><text:span text:style-name="T1">select</text:span><text:span text:style-name="T2"> </text:span><text:span text:style-name="T3">CentreCode</text:span><text:span text:style-name="T4">,</text:span><text:span text:style-name="T6">max</text:span><text:span text:style-name="T4">(</text:span><text:span text:style-name="T6">len</text:span><text:span text:style-name="T4">(</text:span><text:span text:style-name="T3">Name</text:span><text:span text:style-name="T4">))</text:span><text:span text:style-name="T2"> </text:span><text:span text:style-name="T1">maxlength</text:span><text:span text:style-name="T4">,</text:span><text:span text:style-name="T6">min</text:span><text:span text:style-name="T4">(</text:span><text:span text:style-name="T6">len</text:span><text:span text:style-name="T4">(</text:span><text:span text:style-name="T3">Name</text:span><text:span text:style-name="T4">))</text:span><text:span text:style-name="T2"> </text:span><text:span text:style-name="T3">minlength</text:span></text:p>
            <text:p><text:span text:style-name="T1">from</text:span><text:span text:style-name="T2"> </text:span><text:span text:style-name="T3">tblEmployees</text:span><text:span text:style-name="T2"> </text:span><text:span text:style-name="T1">group</text:span><text:span text:style-name="T2"> </text:span><text:span text:style-name="T1">by</text:span><text:span text:style-name="T2"> </text:span><text:span text:style-name="T3">CentreCode</text:span><text:span text:style-name="T2"> </text:span><text:span text:style-name="T1">having</text:span><text:span text:style-name="T2"> </text:span><text:span text:style-name="T6">max</text:span><text:span text:style-name="T4">(</text:span><text:span text:style-name="T6">len</text:span><text:span text:style-name="T4">(</text:span><text:span text:style-name="T3">Name</text:span><text:span text:style-name="T4">))&gt;</text:span><text:span text:style-name="T2">2</text:span><text:span text:style-name="T4">*</text:span><text:span text:style-name="T6">min</text:span><text:span text:style-name="T4">(</text:span><text:span text:style-name="T6">len</text:span><text:span text:style-name="T4">(</text:span><text:span text:style-name="T3">Name</text:span><text:span text:style-name="T4">))</text:span>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ce9"/>
          <table:table-cell table:number-columns-repeated="1020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write a query to Get Max , Min and Average service of employees by </text:p>
            <text:p>Service Type , Service Status for each Centre (display in mille</text:p>
            <text:p>Seconds)</text:p>
          </table:table-cell>
          <table:table-cell/>
          <table:table-cell table:style-name="ce8" office:value-type="string">
            <text:p><text:span text:style-name="T1">select</text:span><text:span text:style-name="T2"> </text:span><text:span text:style-name="T3">centreCode</text:span><text:span text:style-name="T4">,</text:span><text:span text:style-name="T3">serviceType</text:span><text:span text:style-name="T4">,</text:span><text:span text:style-name="T3">ServiceStatus</text:span><text:span text:style-name="T4">,</text:span><text:span text:style-name="T3">milliseconds</text:span><text:span text:style-name="T2"> </text:span><text:span text:style-name="T4">=</text:span><text:span text:style-name="T2"> </text:span><text:span text:style-name="T6">DATEDIFF</text:span><text:span text:style-name="T4">(</text:span><text:span text:style-name="T3">D</text:span><text:span text:style-name="T4">,</text:span><text:span text:style-name="T3">confirmdate</text:span><text:span text:style-name="T4">,</text:span><text:span text:style-name="T2"> </text:span><text:span text:style-name="T6">GETDATE</text:span><text:span text:style-name="T4">()),</text:span></text:p>
            <text:p><text:span text:style-name="T6">max</text:span><text:span text:style-name="T4">(</text:span><text:span text:style-name="T2">2017</text:span><text:span text:style-name="T4">-</text:span><text:span text:style-name="T6">year</text:span><text:span text:style-name="T4">(</text:span><text:span text:style-name="T3">confirmdate</text:span><text:span text:style-name="T4">))</text:span><text:span text:style-name="T2"> </text:span><text:span text:style-name="T3">maximum</text:span><text:span text:style-name="T4">,</text:span><text:span text:style-name="T6">min</text:span><text:span text:style-name="T4">(</text:span><text:span text:style-name="T2">2017</text:span><text:span text:style-name="T4">-</text:span><text:span text:style-name="T6">year</text:span><text:span text:style-name="T4">(</text:span><text:span text:style-name="T3">confirmdate</text:span><text:span text:style-name="T4">))</text:span><text:span text:style-name="T2"> </text:span><text:span text:style-name="T3">minimum</text:span><text:span text:style-name="T4">,</text:span><text:span text:style-name="T6">avg</text:span><text:span text:style-name="T4">(</text:span><text:span text:style-name="T2">2017</text:span><text:span text:style-name="T4">-</text:span><text:span text:style-name="T6">year</text:span><text:span text:style-name="T4">(</text:span><text:span text:style-name="T3">confirmdate</text:span><text:span text:style-name="T4">))</text:span><text:span text:style-name="T2"> </text:span><text:span text:style-name="T3">average </text:span></text:p>
            <text:p><text:span text:style-name="T1">From</text:span><text:span text:style-name="T7"> </text:span><text:span text:style-name="T3">tblEmployees</text:span><text:span text:style-name="T7"> </text:span><text:span text:style-name="T1">group</text:span><text:span text:style-name="T7"> </text:span><text:span text:style-name="T1">by</text:span><text:span text:style-name="T7"> </text:span><text:span text:style-name="T3">CentreCode</text:span><text:span text:style-name="T4">,</text:span><text:span text:style-name="T3">ServiceType</text:span><text:span text:style-name="T4">,</text:span><text:span text:style-name="T3">ServiceStatus</text:span><text:span text:style-name="T4">,</text:span><text:span text:style-name="T3">confirmdate</text:span><text:span text:style-name="T7"> </text:span><text:span text:style-name="T1">order</text:span><text:span text:style-name="T7"> </text:span><text:span text:style-name="T1">by</text:span><text:span text:style-name="T7"> </text:span><text:span text:style-name="T3">CentreCode</text:span></text:p>
          </table:table-cell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9/01/2017</text:date>, <text:time>12:1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0:47:17.53</meta:creation-date>
    <meta:generator>OpenOffice/4.1.1$Win32 OpenOffice.org_project/411m6$Build-9775</meta:generator>
    <dc:date>2017-09-01T12:14:52.82</dc:date>
    <meta:editing-duration>PT14H8M50S</meta:editing-duration>
    <meta:editing-cycles>5</meta:editing-cycles>
    <meta:document-statistic meta:table-count="3" meta:cell-count="70" meta:object-count="0"/>
  </office:meta>
</office:document-meta>
</file>